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9dd9" officeooo:paragraph-rsid="001b9dd9"/>
    </style:style>
    <style:style style:name="P2" style:family="paragraph" style:parent-style-name="Standard">
      <style:paragraph-properties fo:text-align="center" style:justify-single-word="false"/>
      <style:text-properties officeooo:rsid="001b9dd9" officeooo:paragraph-rsid="001b9dd9"/>
    </style:style>
    <style:style style:name="P3" style:family="paragraph" style:parent-style-name="Standard">
      <style:text-properties officeooo:rsid="001b9dd9" officeooo:paragraph-rsid="001be8dd"/>
    </style:style>
    <style:style style:name="T1" style:family="text">
      <style:text-properties officeooo:rsid="001be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ype Checking <text:span text:style-name="T1">Variable With<text:line-break/></text:span>Multiple Constraints</text:p>
      <text:p text:style-name="P2">by Sven Nilsen, 2017</text:p>
      <text:p text:style-name="P1"/>
      <text:p text:style-name="P1">When you have a variable `a` with multiple constraints:</text:p>
      <text:p text:style-name="P1"/>
      <text:p text:style-name="P1"><text:tab/>a : [f] b ∧ [g] c</text:p>
      <text:p text:style-name="P1"/>
      <text:p text:style-name="P1"><text:tab/>f : A → B</text:p>
      <text:p text:style-name="P1"><text:tab/>g : A → C</text:p>
      <text:p text:style-name="P1"/>
      <text:p text:style-name="P1">This is equivalent to:</text:p>
      <text:p text:style-name="P1"/>
      <text:p text:style-name="P1"><text:tab/>a : [f{[g] c}] b ∧ [g{[f] b}] c</text:p>
      <text:p text:style-name="P1"/>
      <text:p text:style-name="P1">When type checking, one must find the constrained existential paths:</text:p>
      <text:p text:style-name="P1"/>
      <text:p text:style-name="P1"><text:tab/>b : [∃f{[g] c}] true</text:p>
      <text:p text:style-name="P1"><text:tab/>c : [∃g{[f] b}] true</text:p>
      <text:p text:style-name="P1"/>
      <text:p text:style-name="P1">Here is another example with 3 constraints:</text:p>
      <text:p text:style-name="P1"/>
      <text:p text:style-name="P1"><text:tab/>a : [f] b ∧ [g] c ∧ [h] d</text:p>
      <text:p text:style-name="P1"/>
      <text:p text:style-name="P1"><text:tab/>a : [f{[g] c ∧ [h] d}] b ∧ [g{[f] b ∧ [h] d}] c ∧ [h{[f] b ∧ [g] c}] d</text:p>
      <text:p text:style-name="P1"/>
      <text:p text:style-name="P1"><text:tab/>b : [∃f{[g] c ∧ [h] d}] true</text:p>
      <text:p text:style-name="P1"><text:tab/>c : [∃g{[f] b ∧ [h] d}] true</text:p>
      <text:p text:style-name="P1"><text:tab/>d : [∃h{[f] b ∧ [g] c}] true</text:p>
      <text:p text:style-name="P1"/>
      <text:p text:style-name="P1"><text:tab/>b : [∃f{[g{[h] d}] c ∧ [h{[g] c}] d}] true</text:p>
      <text:p text:style-name="P1"><text:tab/>c : [∃g{[f{[h] d}] b ∧ [h{[f] b}] d}] true</text:p>
      <text:p text:style-name="P1"><text:tab/>d : [∃h{[f{[g] c}] b ∧ [g{[f] b] c}] tr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3:42:44.936254000</meta:creation-date>
    <dc:date>2017-07-14T23:56:26.569079000</dc:date>
    <meta:editing-duration>PT3M21S</meta:editing-duration>
    <meta:editing-cycles>1</meta:editing-cycles>
    <meta:document-statistic meta:table-count="0" meta:image-count="0" meta:object-count="0" meta:page-count="1" meta:paragraph-count="20" meta:word-count="162" meta:character-count="680" meta:non-whitespace-character-count="524"/>
    <meta:generator>LibreOffice/5.1.2.2$MacOSX_X86_64 LibreOffice_project/d3bf12ecb743fc0d20e0be0c58ca359301eb705f</meta:generator>
  </office:meta>
</office:document-meta>
</file>